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8.936cm" table:align="margins"/>
    </style:style>
    <style:style style:name="Таблица1.A" style:family="table-column">
      <style:table-column-properties style:column-width="8.936cm" style:rel-column-width="65535*"/>
    </style:style>
    <style:style style:name="Таблица1.A1" style:family="table-cell">
      <style:table-cell-properties style:border-line-width="0.012cm 0.012cm 0.012cm" fo:padding="0.097cm" fo:border="1pt double #000000"/>
    </style:style>
    <style:style style:name="P1" style:family="paragraph" style:parent-style-name="Footnote">
      <style:text-properties fo:font-size="6pt" officeooo:rsid="000aa31b" officeooo:paragraph-rsid="000aa31b" style:font-size-asian="6pt" style:font-size-complex="6pt"/>
    </style:style>
    <style:style style:name="P2" style:family="paragraph" style:parent-style-name="Standard">
      <style:paragraph-properties fo:text-align="justify" style:justify-single-word="false"/>
      <style:text-properties fo:font-size="8pt" fo:font-weight="bold" officeooo:rsid="000c8bea" officeooo:paragraph-rsid="000c8bea" style:font-size-asian="7pt" style:font-weight-asian="bold" style:font-size-complex="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0a9985" officeooo:paragraph-rsid="000a998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italic" officeooo:paragraph-rsid="000aa31b" style:font-size-asian="10.5pt" style:font-style-asian="italic" style:font-size-complex="12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language="en" fo:country="US" fo:font-weight="bold" officeooo:rsid="000a9985" officeooo:paragraph-rsid="000aa31b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language="ru" fo:country="RU" fo:font-weight="bold" officeooo:rsid="000a9985" officeooo:paragraph-rsid="000a998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language="ru" fo:country="RU" fo:font-weight="bold" officeooo:rsid="000aa31b" officeooo:paragraph-rsid="000aa31b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officeooo:paragraph-rsid="000aa31b"/>
    </style:style>
    <style:style style:name="P9" style:family="paragraph" style:parent-style-name="Standard">
      <style:paragraph-properties fo:text-align="justify" style:justify-single-word="false"/>
      <style:text-properties fo:font-size="7pt" officeooo:rsid="000aa31b" officeooo:paragraph-rsid="000aa31b" style:font-size-asian="7pt" style:font-size-complex="7pt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7pt" officeooo:rsid="000aa31b" officeooo:paragraph-rsid="000aa31b" style:font-size-asian="7pt" style:font-size-complex="7pt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7pt" officeooo:rsid="000c8bea" officeooo:paragraph-rsid="000c8bea" style:font-size-asian="7pt" style:font-size-complex="7pt"/>
    </style:style>
    <style:style style:name="P12" style:family="paragraph" style:parent-style-name="Standard">
      <style:paragraph-properties fo:text-align="justify" style:justify-single-word="false"/>
      <style:text-properties fo:font-size="7pt" officeooo:rsid="000c8bea" officeooo:paragraph-rsid="000c8bea" style:font-size-asian="7pt" style:font-size-complex="7pt"/>
    </style:style>
    <style:style style:name="P13" style:family="paragraph" style:parent-style-name="Standard">
      <style:paragraph-properties fo:margin-top="0cm" fo:margin-bottom="0.101cm" loext:contextual-spacing="false" fo:text-align="justify" style:justify-single-word="false"/>
      <style:text-properties fo:font-size="7pt" fo:font-weight="normal" officeooo:rsid="000c8bea" officeooo:paragraph-rsid="000c8bea" style:font-size-asian="6.09999990463257pt" style:font-weight-asian="normal" style:font-size-complex="7pt" style:font-weight-complex="normal"/>
    </style:style>
    <style:style style:name="P14" style:family="paragraph" style:parent-style-name="Standard">
      <style:paragraph-properties fo:margin-top="0cm" fo:margin-bottom="0.101cm" loext:contextual-spacing="false" fo:text-align="justify" style:justify-single-word="false"/>
      <style:text-properties fo:font-size="7pt" fo:font-weight="normal" officeooo:rsid="000d03be" officeooo:paragraph-rsid="000d03be" style:font-size-asian="6.09999990463257pt" style:font-weight-asian="normal" style:font-size-complex="7pt" style:font-weight-complex="normal"/>
    </style:style>
    <style:style style:name="P15" style:family="paragraph" style:parent-style-name="Standard" style:list-style-name="L2">
      <style:paragraph-properties fo:margin-top="0cm" fo:margin-bottom="0.101cm" loext:contextual-spacing="false" fo:text-align="justify" style:justify-single-word="false"/>
      <style:text-properties fo:font-size="7pt" fo:font-weight="normal" officeooo:rsid="000d03be" officeooo:paragraph-rsid="000d03be" style:font-size-asian="6.09999990463257pt" style:font-weight-asian="normal" style:font-size-complex="7pt" style:font-weight-complex="normal"/>
    </style:style>
    <style:style style:name="P16" style:family="paragraph" style:parent-style-name="Standard">
      <style:paragraph-properties fo:margin-top="0cm" fo:margin-bottom="0.101cm" loext:contextual-spacing="false" fo:text-align="justify" style:justify-single-word="false"/>
      <style:text-properties fo:font-size="8pt" fo:font-weight="bold" officeooo:rsid="000d03be" officeooo:paragraph-rsid="000d03be" style:font-size-asian="7pt" style:font-weight-asian="bold" style:font-size-complex="8pt" style:font-weight-complex="bold"/>
    </style:style>
    <style:style style:name="T1" style:family="text">
      <style:text-properties style:font-name="Arial" fo:language="ru" fo:country="RU" fo:font-weight="normal" style:font-weight-asian="normal" style:font-weight-complex="normal"/>
    </style:style>
    <style:style style:name="T2" style:family="text">
      <style:text-properties style:font-name="Arial" fo:language="ru" fo:country="RU" fo:font-weight="normal" officeooo:rsid="000a9985" style:font-weight-asian="normal" style:font-weight-complex="normal"/>
    </style:style>
    <style:style style:name="T3" style:family="text">
      <style:text-properties style:font-name="Arial" fo:language="ru" fo:country="RU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Arial" fo:language="ru" fo:country="RU" fo:font-style="normal" fo:font-weight="normal" officeooo:rsid="000c8bea" style:font-style-asian="normal" style:font-weight-asian="normal" style:font-style-complex="normal" style:font-weight-complex="normal"/>
    </style:style>
    <style:style style:name="T5" style:family="text">
      <style:text-properties style:font-name="Arial" fo:language="ru" fo:country="RU" fo:font-style="normal" fo:font-weight="normal" officeooo:rsid="000aa31b" style:font-style-asian="normal" style:font-weight-asian="normal" style:font-style-complex="normal" style:font-weight-complex="normal"/>
    </style:style>
    <style:style style:name="T6" style:family="text">
      <style:text-properties style:font-name="Arial" fo:language="ru" fo:country="RU" fo:font-style="normal" style:font-style-asian="normal" style:font-style-complex="normal"/>
    </style:style>
    <style:style style:name="T7" style:family="text">
      <style:text-properties style:font-name="Arial" fo:language="ru" fo:country="RU" fo:font-style="normal" officeooo:rsid="000aa31b" style:font-style-asian="normal" style:font-style-complex="normal"/>
    </style:style>
    <style:style style:name="T8" style:family="text">
      <style:text-properties style:font-name="Arial" fo:font-size="9pt" fo:language="ru" fo:country="RU" fo:font-weight="bold" officeooo:rsid="000a9985" style:font-size-asian="9pt" style:font-weight-asian="bold" style:font-size-complex="9pt" style:font-weight-complex="bold"/>
    </style:style>
    <style:style style:name="T9" style:family="text">
      <style:text-properties style:font-name="Arial" fo:font-size="9pt" fo:language="ru" fo:country="RU" fo:font-weight="normal" officeooo:rsid="000a9985" style:font-size-asian="9pt" style:font-weight-asian="normal" style:font-size-complex="9pt" style:font-weight-complex="normal"/>
    </style:style>
    <style:style style:name="T10" style:family="text">
      <style:text-properties style:font-name="Arial" fo:language="en" fo:country="US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Arial" fo:language="en" fo:country="US" fo:font-style="normal" style:font-style-asian="normal" style:font-style-complex="normal"/>
    </style:style>
    <style:style style:name="T12" style:family="text">
      <style:text-properties style:font-name="Arial" fo:font-size="7pt" fo:language="ru" fo:country="RU" fo:font-style="normal" fo:font-weight="normal" officeooo:rsid="000c8bea" style:font-size-asian="7pt" style:font-style-asian="normal" style:font-weight-asian="normal" style:font-size-complex="7pt" style:font-style-complex="normal" style:font-weight-complex="normal"/>
    </style:style>
    <style:style style:name="T13" style:family="text">
      <style:text-properties style:font-name="Arial" fo:font-size="7pt" fo:language="ru" fo:country="RU" fo:font-style="normal" fo:font-weight="normal" officeooo:rsid="000aa31b" style:font-size-asian="7pt" style:font-style-asian="normal" style:font-weight-asian="normal" style:font-size-complex="7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egasus I - Open Skydive Altimeter</text:p>
      <text:p text:style-name="P7">Версия ПО 1.2</text:p>
      <text:p text:style-name="P6">Руководство пользователя</text:p>
      <text:p text:style-name="P3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4"><text:span text:style-name="T8">Внимание!!!</text:span><text:span text:style-name="T9"> Прыжки с парашютом – опасный вид деятельности, который может привести к травмам и даже смерти. Высотомер – электронное устройство, которое не гарантирует полностью отсутствие ошибок и сбоев даже при правильной эксплуатации и хранении. Не полагайтесь полностью на высотомер. Ваш высотомер служит как помощник в контроле за высотой. Всегда визуально контролируйте высоту в сочетании с высотомером.</text:span></text:p>
          </table:table-cell>
        </table:table-row>
      </table:table>
      <text:p text:style-name="P3"/>
      <text:p text:style-name="P9"><text:span text:style-name="T2">В</text:span><text:span text:style-name="T1">ысотомер </text:span><text:span text:style-name="T10">Pegasus I </text:span><text:span text:style-name="T3">обеспечивает:</text:span></text:p>
      <text:list xml:id="list3265477475" text:style-name="L1">
        <text:list-item>
          <text:p text:style-name="P8"><text:span text:style-name="T13">И</text:span><text:span text:style-name="T12">ндикацию</text:span><text:span text:style-name="T13"> относительной высоты в диапазоне от минус 900 до </text:span><text:span text:style-name="T12">плюс </text:span><text:span text:style-name="T13">9999м</text:span></text:p>
        </text:list-item>
        <text:list-item>
          <text:p text:style-name="P10"><text:span text:style-name="T3">Измерение абсолютной вертикальной скорости</text:span></text:p>
        </text:list-item>
        <text:list-item>
          <text:p text:style-name="P10"><text:span text:style-name="T3">Подачу световых сигналов при достижении предустановленных высот</text:span></text:p>
        </text:list-item>
        <text:list-item>
          <text:p text:style-name="P10"><text:span text:style-name="T3">Подачу звуковых сигналов при достижении предустановленных высот</text:span><text:span text:style-name="T3"><text:note text:id="ftn0" text:note-class="footnote"><text:note-citation>1</text:note-citation><text:note-body><text:p text:style-name="P1">Режим может отсутствовать</text:p></text:note-body></text:note></text:span></text:p>
        </text:list-item>
        <text:list-item>
          <text:p text:style-name="P10"><text:span text:style-name="T3">Ведение журнала прыжков </text:span><text:span text:style-name="T4">с возможностью экспорта</text:span></text:p>
        </text:list-item>
        <text:list-item>
          <text:p text:style-name="P10"><text:span text:style-name="T3">Индикацию текущих даты и времени</text:span></text:p>
        </text:list-item>
        <text:list-item>
          <text:p text:style-name="P11"><text:span text:style-name="T3">Будильник</text:span><text:span text:style-name="T5"><text:note text:id="ftn1" text:note-class="footnote"><text:note-citation>2</text:note-citation><text:note-body><text:p text:style-name="P1">Режим может отсутствовать</text:p></text:note-body></text:note></text:span></text:p>
        </text:list-item>
      </text:list>
      <text:p text:style-name="P12"><text:span text:style-name="T5"/></text:p>
      <text:p text:style-name="P2"><text:span text:style-name="T7">1. </text:span><text:span text:style-name="T6">Подготовка к работе и включение</text:span></text:p>
      <text:p text:style-name="P13"><text:span text:style-name="T6">Перед первым включением рекомендуется полностью зарядить батарею высотомера. Используйте подходящее зарядное устройство и прилагаемый </text:span><text:span text:style-name="T11">MicroUSB </text:span><text:span text:style-name="T6">кабель. Индикатор зарядки на боковой стенке светится во время зарядки и гаснет по её окончании.</text:span></text:p>
      <text:p text:style-name="P13"><text:span text:style-name="T6">Включение высотомера осуществляется удержанием любой кнопки до зажигания подсветки дисплея. Можно включить высотомер, нажав кнопку сброса, расположенную около разъёма зарядки. Кнопку сброса следует также нажать в случае нестабильной работы высотомера.</text:span></text:p>
      <text:p text:style-name="P13"><text:span text:style-name="T6">После включения высотомер показывает приветствие и выполняет калибровку. Во время калибровки светодиод мигает красным. По окончании калибровки звучит сигнал (в моделях со звуком) и светодиод мигает зелёным. После этого высотомер готов к работе.</text:span></text:p>
      <text:p text:style-name="P16"><text:span text:style-name="T6">2. Экран</text:span></text:p>
      <text:p text:style-name="P14"><text:span text:style-name="T6">Экран высотомера разбит на 3 части: строку заголовка, зону индикации высоты и строку состояния.</text:span></text:p>
      <text:p text:style-name="P14"><text:span text:style-name="T6">В строке заголовка показываются текущие дата и время и уровень заряда батареи.</text:span></text:p>
      <text:p text:style-name="P14"><text:span text:style-name="T6">В зоне индикации показывается текущая относительная высота.</text:span></text:p>
      <text:p text:style-name="P14"><text:span text:style-name="T6">В левой части строки состояния отображается номер режима работы высотомера. Номера режимов таковы:</text:span></text:p>
      <text:list xml:id="list1582201393" text:style-name="L2">
        <text:list-item>
          <text:p text:style-name="P15"><text:span text:style-name="T6">0 - «На земле»</text:span></text:p>
        </text:list-item>
        <text:list-item>
          <text:p text:style-name="P15"><text:span text:style-name="T6">1 - «В наборе»</text:span></text:p>
        </text:list-item>
        <text:list-item>
          <text:p text:style-name="P15"><text:span text:style-name="T6">2, 3, 4 - «В падении»</text:span></text:p>
        </text:list-item>
        <text:list-item>
          <text:p text:style-name="P15"><text:span text:style-name="T6">5, 6, 7 - «Под куполом»</text:span></text:p>
        </text:list-item>
        <text:list-item>
          <text:p text:style-name="P15"><text:span text:style-name="T6">8 — калибровка</text:span></text:p>
        </text:list-item>
        <text:list-item>
          <text:p text:style-name="P15"><text:span text:style-name="T6">9 — автоматика отключена</text:span></text:p>
        </text:list-item>
      </text:list>
      <text:p text:style-name="P14"><text:span text:style-name="T6">В режиме «На земле» в средней части строки состояния отображается время срабатывания будильника, если будильник включен. В остальных режимах индицируется текущая вертикальная скорость: первое значение — средняя за 2 секунды и второе — средняя за 8 секунд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ans-serif" svg:font-family="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16cm" fo:margin-bottom="0.778cm" fo:margin-left="0.961cm" fo:margin-right="0.933cm" style:writing-mode="lr-tb" style:footnote-max-height="0cm">
        <style:columns fo:column-count="3" fo:column-gap="0.497cm">
          <style:column style:rel-width="4809*" fo:start-indent="0cm" fo:end-indent="0.249cm"/>
          <style:column style:rel-width="4951*" fo:start-indent="0.249cm" fo:end-indent="0.249cm"/>
          <style:column style:rel-width="481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15:29:01.460000000</meta:creation-date>
    <dc:date>2020-03-12T16:17:44.346000000</dc:date>
    <meta:editing-duration>PT6M1S</meta:editing-duration>
    <meta:editing-cycles>1</meta:editing-cycles>
    <meta:document-statistic meta:table-count="1" meta:image-count="0" meta:object-count="0" meta:page-count="1" meta:paragraph-count="30" meta:word-count="336" meta:character-count="2371" meta:non-whitespace-character-count="2072"/>
    <meta:generator>LibreOffice/6.3.0.4$Windows_X86_64 LibreOffice_project/057fc023c990d676a43019934386b85b21a9ee99</meta:generator>
  </office:meta>
</office:document-meta>
</file>